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7000001CAB597E401F8457919.jpg" manifest:media-type="image/jpeg"/>
  <manifest:file-entry manifest:full-path="Pictures/1000000000000500000003C09B6DAEBA7360E849.jpg" manifest:media-type="image/jpeg"/>
  <manifest:file-entry manifest:full-path="Pictures/1000000000000500000001E0FFE98F7CB363F887.jpg" manifest:media-type="image/jpeg"/>
  <manifest:file-entry manifest:full-path="Pictures/10000000000005000000015B25106E1CDDCA16FB.jpg" manifest:media-type="image/jpeg"/>
  <manifest:file-entry manifest:full-path="Pictures/1000000000000500000002D43B16C614ACFC37B5.jpg" manifest:media-type="image/jpeg"/>
  <manifest:file-entry manifest:full-path="Pictures/100000000000043E00000164310F92D165C5BA51.jpg" manifest:media-type="image/jpeg"/>
  <manifest:file-entry manifest:full-path="Pictures/100000000000050000000294E78FC8651641F583.jpg" manifest:media-type="image/jpeg"/>
  <manifest:file-entry manifest:full-path="Pictures/1000000000000500000001B01213C3B99943D412.jpg" manifest:media-type="image/jpeg"/>
  <manifest:file-entry manifest:full-path="Pictures/100000000000048E00000206FA99DA179F1EEC31.jpg" manifest:media-type="image/jpeg"/>
  <manifest:file-entry manifest:full-path="Pictures/1000000000000473000002345DBDE7AD37F5894F.jpg" manifest:media-type="image/jpeg"/>
  <manifest:file-entry manifest:full-path="Pictures/1000000000000500000001E94BC6A52D4A963F67.jpg" manifest:media-type="image/jpeg"/>
  <manifest:file-entry manifest:full-path="Pictures/10000000000005000000021016538650BADB0D58.jpg" manifest:media-type="image/jpeg"/>
  <manifest:file-entry manifest:full-path="Pictures/10000000000005000000014E4A536CD5067A4C00.jpg" manifest:media-type="image/jpeg"/>
  <manifest:file-entry manifest:full-path="Pictures/100000000000046600000358E1E78B1E3A0D13F4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</style:style>
    <style:style style:name="P4" style:family="paragraph">
      <loext:graphic-properties draw:fill="none"/>
      <style:text-properties fo:font-size="12pt"/>
    </style:style>
    <style:style style:name="gr1" style:family="graphic">
      <style:graphic-properties draw:stroke="none" draw:fill="none" draw:fill-color="#ffffff" fo:min-height="0.80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1.749cm, 0cm, 0cm, 0cm)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draw:fill="none" draw:fill-color="#ffffff" fo:min-height="0.98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draw:fill="none" draw:fill-color="#ffffff" fo:min-height="0.88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Bild 1" draw:style-name="gr5" draw:text-style-name="P3" svg:width="16.913cm" svg:height="11.336cm" svg:x="-0.025cm" svg:y="-1.494cm"><draw:image xlink:href="Pictures/1000000000000500000003C09B6DAEBA7360E849.jpg" xlink:type="simple" xlink:show="embed" xlink:actuate="onLoad" draw:mime-type="image/jpeg"><text:p/></draw:image></draw:frame><draw:frame text:anchor-type="paragraph" draw:z-index="1" draw:name="Bild 2" draw:style-name="gr5" draw:text-style-name="P3" svg:width="16.675cm" svg:height="6.494cm" svg:x="-0.025cm" svg:y="8.401cm"><draw:image xlink:href="Pictures/1000000000000500000001B01213C3B99943D412.jpg" xlink:type="simple" xlink:show="embed" xlink:actuate="onLoad" draw:mime-type="image/jpeg"><text:p/></draw:image></draw:frame><draw:frame text:anchor-type="paragraph" draw:z-index="15" draw:name="Bild 3" draw:style-name="gr2" draw:text-style-name="P3" svg:width="17.072cm" svg:height="7.414cm" svg:x="-0.025cm" svg:y="13.898cm"><draw:image xlink:href="Pictures/1000000000000473000002345DBDE7AD37F5894F.jpg" xlink:type="simple" xlink:show="embed" xlink:actuate="onLoad" draw:mime-type="image/jpeg"><text:p/></draw:image></draw:frame><draw:frame text:anchor-type="paragraph" draw:z-index="16" draw:name="Textrahmen 3" draw:style-name="gr1" draw:text-style-name="P2" svg:width="3.264cm" svg:height="0.803cm" svg:x="6.216cm" svg:y="14.691cm"><draw:text-box><text:p>Heyduckentanz</text:p></draw:text-box></draw:frame><draw:frame text:anchor-type="paragraph" draw:z-index="2" draw:name="Bild 4" draw:style-name="gr5" draw:text-style-name="P3" svg:width="17.019cm" svg:height="4.947cm" svg:x="0.028cm" svg:y="20.969cm"><draw:image xlink:href="Pictures/10000000000005000000015B25106E1CDDCA16FB.jpg" xlink:type="simple" xlink:show="embed" xlink:actuate="onLoad" draw:mime-type="image/jpeg"><text:p/></draw:image></draw:frame></text:p>
      <text:p text:style-name="P1"><draw:frame text:anchor-type="paragraph" draw:z-index="3" draw:name="Bild 5" draw:style-name="gr5" draw:text-style-name="P3" svg:width="16.756cm" svg:height="5.531cm" svg:x="0cm" svg:y="-0.026cm"><draw:image xlink:href="Pictures/100000000000043E00000164310F92D165C5BA51.jpg" xlink:type="simple" xlink:show="embed" xlink:actuate="onLoad" draw:mime-type="image/jpeg"><text:p/></draw:image></draw:frame><draw:frame text:anchor-type="paragraph" draw:z-index="4" draw:name="Bild 6" draw:style-name="gr5" draw:text-style-name="P3" svg:width="16.834cm" svg:height="5.899cm" svg:x="-0.078cm" svg:y="5.503cm"><draw:image xlink:href="Pictures/1000000000000500000001E94BC6A52D4A963F67.jpg" xlink:type="simple" xlink:show="embed" xlink:actuate="onLoad" draw:mime-type="image/jpeg"><text:p/></draw:image></draw:frame><draw:frame text:anchor-type="paragraph" draw:z-index="5" draw:name="Bild 7" draw:style-name="gr5" draw:text-style-name="P3" svg:width="16.807cm" svg:height="7.7cm" svg:x="-0.051cm" svg:y="11.271cm"><draw:image xlink:href="Pictures/10000000000005000000021016538650BADB0D58.jpg" xlink:type="simple" xlink:show="embed" xlink:actuate="onLoad" draw:mime-type="image/jpeg"><text:p/></draw:image></draw:frame><draw:frame text:anchor-type="paragraph" draw:z-index="6" draw:name="Bild 8" draw:style-name="gr5" draw:text-style-name="P3" svg:width="16.966cm" svg:height="5.728cm" svg:x="0.028cm" svg:y="19.858cm"><draw:image xlink:href="Pictures/10000000000005000000014E4A536CD5067A4C00.jpg" xlink:type="simple" xlink:show="embed" xlink:actuate="onLoad" draw:mime-type="image/jpeg"><text:p/></draw:image></draw:frame></text:p>
      <text:p text:style-name="P1"><draw:frame text:anchor-type="paragraph" draw:z-index="7" draw:name="Bild 9" draw:style-name="gr5" draw:text-style-name="P3" svg:width="16.886cm" svg:height="7.183cm" svg:x="-0.025cm" svg:y="-0.078cm"><draw:image xlink:href="Pictures/1000000000000500000001E0FFE98F7CB363F887.jpg" xlink:type="simple" xlink:show="embed" xlink:actuate="onLoad" draw:mime-type="image/jpeg"><text:p/></draw:image></draw:frame><draw:frame text:anchor-type="paragraph" draw:z-index="8" draw:name="Bild 10" draw:style-name="gr5" draw:text-style-name="P3" svg:width="16.516cm" svg:height="9.194cm" svg:x="0.187cm" svg:y="7.516cm"><draw:image xlink:href="Pictures/100000000000050000000294E78FC8651641F583.jpg" xlink:type="simple" xlink:show="embed" xlink:actuate="onLoad" draw:mime-type="image/jpeg"><text:p/></draw:image></draw:frame><draw:frame text:anchor-type="paragraph" draw:z-index="9" draw:name="Bild 11" draw:style-name="gr5" draw:text-style-name="P3" svg:width="16.915cm" svg:height="8.76cm" svg:x="-0.079cm" svg:y="16.946cm"><draw:image xlink:href="Pictures/100000000000046600000358E1E78B1E3A0D13F4.jpg" xlink:type="simple" xlink:show="embed" xlink:actuate="onLoad" draw:mime-type="image/jpeg"><text:p/></draw:image></draw:frame></text:p>
      <text:p text:style-name="P1"><draw:frame text:anchor-type="paragraph" draw:z-index="10" draw:name="Bild 12" draw:style-name="gr5" draw:text-style-name="P3" svg:width="16.357cm" svg:height="8.626cm" svg:x="0.002cm" svg:y="0.002cm"><draw:image xlink:href="Pictures/1000000000000500000002D43B16C614ACFC37B5.jpg" xlink:type="simple" xlink:show="embed" xlink:actuate="onLoad" draw:mime-type="image/jpeg"><text:p/></draw:image></draw:frame><draw:frame text:anchor-type="paragraph" draw:z-index="11" draw:name="Bild 13" draw:style-name="gr5" draw:text-style-name="P4" svg:width="16.968cm" svg:height="7.146cm" svg:x="-0.053cm" svg:y="8.784cm"><draw:image xlink:href="Pictures/100000000000048E00000206FA99DA179F1EEC31.jpg" xlink:type="simple" xlink:show="embed" xlink:actuate="onLoad" draw:mime-type="image/jpeg"><text:p/></draw:image></draw:frame><draw:frame text:anchor-type="paragraph" draw:z-index="13" draw:name="Textrahmen 1" draw:style-name="gr4" draw:text-style-name="P2" svg:width="2.47cm" svg:height="0.883cm" svg:x="1.93cm" svg:y="0.31cm"><draw:text-box><text:p>Tour Dijon</text:p></draw:text-box></draw:frame><draw:frame text:anchor-type="paragraph" draw:z-index="12" draw:name="Bild 14" draw:style-name="gr5" draw:text-style-name="P3" svg:width="16.939cm" svg:height="7.901cm" svg:x="0.002cm" svg:y="17.845cm"><draw:image xlink:href="Pictures/1000000000000437000001CAB597E401F8457919.jpg" xlink:type="simple" xlink:show="embed" xlink:actuate="onLoad" draw:mime-type="image/jpeg"><text:p/></draw:image></draw:frame><draw:frame text:anchor-type="paragraph" draw:z-index="14" draw:name="Textrahmen 2" draw:style-name="gr3" draw:text-style-name="P2" svg:width="2.338cm" svg:height="0.989cm" svg:x="3.649cm" svg:y="16.408cm"><draw:text-box><text:p>Ungaresca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7T17:31:02.196857207</meta:creation-date>
    <dc:date>2022-12-07T17:47:46.474884634</dc:date>
    <meta:editing-duration>PT16M42S</meta:editing-duration>
    <meta:editing-cycles>4</meta:editing-cycles>
    <meta:generator>LibreOffice/7.4.2.3$Linux_X86_64 LibreOffice_project/40$Build-3</meta:generator>
    <meta:document-statistic meta:table-count="0" meta:image-count="0" meta:object-count="0" meta:page-count="4" meta:paragraph-count="0" meta:word-count="0" meta:character-count="0" meta:non-whitespace-character-count="0"/>
  </office:meta>
</office:document-meta>
</file>